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22298" officeooo:paragraph-rsid="00022298"/>
    </style:style>
    <style:style style:name="P2" style:family="paragraph" style:parent-style-name="Standard">
      <style:text-properties officeooo:rsid="0002e881" officeooo:paragraph-rsid="0002e881"/>
    </style:style>
    <style:style style:name="P3" style:family="paragraph" style:parent-style-name="Standard">
      <style:text-properties officeooo:rsid="0007f0b6" officeooo:paragraph-rsid="0007f0b6"/>
    </style:style>
    <style:style style:name="P4" style:family="paragraph" style:parent-style-name="Standard">
      <style:text-properties officeooo:rsid="000899ce" officeooo:paragraph-rsid="000899ce"/>
    </style:style>
    <style:style style:name="P5" style:family="paragraph" style:parent-style-name="Standard">
      <style:text-properties officeooo:rsid="00094b53" officeooo:paragraph-rsid="00094b53"/>
    </style:style>
    <style:style style:name="P6" style:family="paragraph" style:parent-style-name="Standard">
      <style:text-properties officeooo:rsid="000ae5d0" officeooo:paragraph-rsid="000ae5d0"/>
    </style:style>
    <style:style style:name="P7" style:family="paragraph" style:parent-style-name="Standard">
      <style:text-properties officeooo:rsid="000d83e7" officeooo:paragraph-rsid="000d83e7"/>
    </style:style>
    <style:style style:name="P8" style:family="paragraph" style:parent-style-name="Standard" style:list-style-name="L1">
      <style:text-properties officeooo:rsid="000ae5d0" officeooo:paragraph-rsid="000ae5d0"/>
    </style:style>
    <style:style style:name="P9" style:family="paragraph" style:parent-style-name="Standard" style:list-style-name="L1">
      <style:text-properties officeooo:rsid="000afe7d" officeooo:paragraph-rsid="000afe7d"/>
    </style:style>
    <style:style style:name="P10" style:family="paragraph" style:parent-style-name="Standard" style:list-style-name="L1">
      <style:text-properties officeooo:rsid="000c764d" officeooo:paragraph-rsid="000c764d"/>
    </style:style>
    <style:style style:name="P11" style:family="paragraph" style:parent-style-name="Standard" style:list-style-name="L1">
      <style:text-properties officeooo:rsid="000d83e7" officeooo:paragraph-rsid="000d83e7"/>
    </style:style>
    <style:style style:name="P12" style:family="paragraph" style:parent-style-name="Standard">
      <style:text-properties officeooo:rsid="00094b53" officeooo:paragraph-rsid="000e2e21"/>
    </style:style>
    <style:style style:name="T1" style:family="text">
      <style:text-properties officeooo:rsid="00037373"/>
    </style:style>
    <style:style style:name="T2" style:family="text">
      <style:text-properties officeooo:rsid="00060f48"/>
    </style:style>
    <style:style style:name="T3" style:family="text">
      <style:text-properties officeooo:rsid="000899ce"/>
    </style:style>
    <style:style style:name="T4" style:family="text">
      <style:text-properties officeooo:rsid="000e2e2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iar um formulario</text:p>
      <text:p text:style-name="P1"/>
      <text:p text:style-name="P1">Dois Jframe</text:p>
      <text:p text:style-name="P1"/>
      <text:p text:style-name="P1">-Cada um é um formulario diferente – CadastroProduto, CadastroCliente</text:p>
      <text:p text:style-name="P1"/>
      <text:p text:style-name="P2">CadastroCliente</text:p>
      <text:p text:style-name="P2"/>
      <text:p text:style-name="P2">-Nome, Endereço, Telefone</text:p>
      <text:p text:style-name="P2">-3 -J<text:span text:style-name="T1">C</text:span>heckBox<text:span text:style-name="T2">()</text:span>;</text:p>
      <text:p text:style-name="P2">-<text:span text:style-name="T1">JradioButton(M-F);</text:span></text:p>
      <text:p text:style-name="P2">-<text:span text:style-name="T2">Jlist - </text:span></text:p>
      <text:p text:style-name="P2"/>
      <text:p text:style-name="P3">CadastroProduto</text:p>
      <text:p text:style-name="P3"/>
      <text:p text:style-name="P3">-<text:span text:style-name="T3">Nome, Preço</text:span></text:p>
      <text:p text:style-name="P3">-<text:span text:style-name="T3">JradioButton(Possui ou não imposto)</text:span></text:p>
      <text:p text:style-name="P3">-<text:span text:style-name="T3">JtextArea – Detalhes do produto(especificaçoes)</text:span></text:p>
      <text:p text:style-name="P3"/>
      <text:p text:style-name="P4">Botão Cadastrar – JoptionPane – Mostrar todos os itens cadastrados</text:p>
      <text:p text:style-name="P4"/>
      <text:p text:style-name="P12">Terceira Janela – <text:bookmark-start text:name="__DdeLink__84_902510045"/><text:span text:style-name="T4">SubMenu</text:span><text:bookmark-end text:name="__DdeLink__84_902510045"/>CadastrarCliente, <text:span text:style-name="T4">SubMenu</text:span>CadastrarProduto(chama new Jframe de cada janela).</text:p>
      <text:p text:style-name="P5"/>
      <text:p text:style-name="P6">ClassesUsadas</text:p>
      <text:p text:style-name="P5"/>
      <text:list xml:id="list5877813069908498015" text:style-name="L1">
        <text:list-item>
          <text:p text:style-name="P8">EventosMenus;</text:p>
        </text:list-item>
        <text:list-item>
          <text:p text:style-name="P9">Calculadora;</text:p>
        </text:list-item>
        <text:list-item>
          <text:p text:style-name="P10">Eventos_Listas_Combos;</text:p>
        </text:list-item>
        <text:list-item>
          <text:p text:style-name="P11">Eventos_Botoes;</text:p>
        </text:list-item>
      </text:list>
      <text:p text:style-name="P7"/>
      <text:p text:style-name="P7"/>
      <text:p text:style-name="P5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non Ricardo</meta:initial-creator>
    <meta:creation-date>2015-05-28T19:42:03.684126853</meta:creation-date>
    <dc:date>2015-05-29T22:05:42.903255545</dc:date>
    <dc:creator>Lenon Ricardo</dc:creator>
    <meta:editing-duration>PT56M22S</meta:editing-duration>
    <meta:editing-cycles>15</meta:editing-cycles>
    <meta:generator>LibreOffice/4.3.7.2$Linux_x86 LibreOffice_project/430$Build-2</meta:generator>
    <meta:document-statistic meta:table-count="0" meta:image-count="0" meta:object-count="0" meta:page-count="1" meta:paragraph-count="19" meta:word-count="59" meta:character-count="539" meta:non-whitespace-character-count="497"/>
  </office:meta>
</office:document-meta>
</file>